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HierarchyPrinte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HierarchyPrinter.main( String [ ] args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46">
            <text:p text:style-name="Table_20_Contents">146</text:p>
          </table:table-cell>
        </table:table-row>
        <table:table-row>
          <table:table-cell office:value-type="string">
            <text:p text:style-name="Table_20_Contents">TypeHierarchyPrinter.noteNamespace( Map prefixes , SchemaType s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HierarchyPrinter.notes( SchemaType s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